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780000004384F578CF035883F01.png" manifest:media-type="image/png"/>
  <manifest:file-entry manifest:full-path="Pictures/100000000000078000000438243FE9C0524BE26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thJax_Main" svg:font-family="MathJax_Main" style:font-pitch="variable"/>
    <style:font-face style:name="MathJax_Math" svg:font-family="MathJax_Math" style:font-pitch="variable"/>
    <style:font-face style:name="나눔고딕" svg:font-family="나눔고딕" style:font-family-generic="roman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35cm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7cm" fo:min-width="2.44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2.02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2.01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0.28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6cm" fo:min-width="0.27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6cm" fo:min-width="0.324cm"/>
    </style:style>
    <style:style style:name="gr14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0.438cm"/>
    </style:style>
    <style:style style:name="gr17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>
      <style:graphic-properties style:protect="size"/>
    </style:style>
    <style:style style:name="gr20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8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7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6cm" fo:min-width="0cm"/>
    </style:style>
    <style:style style:name="gr25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3" style:family="graphic" style:parent-style-name="색과_20_선이_20_없는_20_개체">
      <style:graphic-properties draw:textarea-vertical-align="middle" draw:color-mode="standard" draw:luminance="0%" draw:contrast="0%" draw:gamma="100%" draw:red="0%" draw:green="0%" draw:blue="0%" fo:clip="rect(6.447cm, 20.878cm, 3.258cm, 25.566cm)" draw:image-opacity="100%" style:mirror="none"/>
    </style:style>
    <style:style style:name="gr34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none" svg:stroke-width="0.035cm" svg:stroke-color="#3465a4" draw:marker-start="" draw:marker-start-width="0.252cm" draw:marker-start-center="false" draw:marker-end="" draw:marker-end-width="0.25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42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43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44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45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46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47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48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49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50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51" style:family="graphic" style:parent-style-name="standard" style:list-style-name="L1">
      <style:graphic-properties draw:stroke="none" svg:stroke-width="0.035cm" svg:stroke-color="#3465a4" draw:marker-start="" draw:marker-start-width="0.252cm" draw:marker-start-center="false" draw:marker-end="" draw:marker-end-width="0.25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52" style:family="graphic" style:parent-style-name="standard">
      <style:graphic-properties draw:stroke="none" svg:stroke-width="0.035cm" draw:marker-start-width="0.252cm" draw:marker-end-width="0.252cm" draw:fill-color="#000000" draw:textarea-horizontal-align="justify" draw:textarea-vertical-align="middle" draw:auto-grow-height="false" fo:min-height="0cm" fo:min-width="0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0.425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0.4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1cm" fo:min-width="0cm"/>
    </style:style>
    <style:style style:name="gr56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gr58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3.11cm" fo:min-width="2.86cm" fo:padding-top="0.142cm" fo:padding-bottom="0.142cm" fo:padding-left="0.267cm" fo:padding-right="0.267cm"/>
    </style:style>
    <style:style style:name="gr59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215cm" fo:min-width="2.832cm" fo:padding-top="0.142cm" fo:padding-bottom="0.142cm" fo:padding-left="0.267cm" fo:padding-right="0.267cm"/>
    </style:style>
    <style:style style:name="gr60" style:family="graphic" style:parent-style-name="색과_20_선이_20_없는_20_개체">
      <style:graphic-properties draw:stroke="none" draw:fill="none" draw:textarea-vertical-align="middle" draw:color-mode="standard" draw:luminance="0%" draw:contrast="0%" draw:gamma="100%" draw:red="0%" draw:green="0%" draw:blue="0%" fo:clip="rect(10.275cm, 9.219cm, 9.589cm, 8.559cm)" draw:image-opacity="100%" style:mirror="none"/>
    </style:style>
    <style:style style:name="gr6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35cm" fo:min-width="0.1cm"/>
    </style:style>
    <style:style style:name="gr6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35cm" fo:min-width="2.3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0.65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3.393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125cm"/>
    </style:style>
    <style:style style:name="pr1" style:family="presentation" style:parent-style-name="기본값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나눔고딕" fo:font-size="18pt" fo:font-style="normal" fo:text-shadow="none" style:text-underline-style="none" fo:font-weight="normal" style:letter-kerning="true" style:font-name-asian="나눔고딕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나눔고딕" fo:font-size="18pt" fo:font-style="normal" fo:text-shadow="none" style:text-underline-style="none" fo:font-weight="normal" style:letter-kerning="true" style:font-name-asian="나눔고딕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  <style:text-properties style:font-name="MathJax_Main"/>
    </style:style>
    <style:style style:name="P6" style:family="paragraph">
      <loext:graphic-properties draw:fill="none" draw:fill-color="#ffffff"/>
      <style:text-properties style:font-name="MathJax_Math"/>
    </style:style>
    <style:style style:name="P7" style:family="paragraph">
      <loext:graphic-properties draw:fill="none" draw:fill-color="#ffffff"/>
      <style:text-properties style:font-name="MathJax_Main" fo:font-size="16pt"/>
    </style:style>
    <style:style style:name="P8" style:family="paragraph">
      <loext:graphic-properties draw:fill="none" draw:fill-color="#ffffff"/>
      <style:text-properties style:font-name="MathJax_Math" fo:font-size="16pt"/>
    </style:style>
    <style:style style:name="P9" style:family="paragraph">
      <style:text-properties fo:font-size="14pt"/>
    </style:style>
    <style:style style:name="P10" style:family="paragraph">
      <loext:graphic-properties draw:fill="none" draw:fill-color="#ffffff"/>
      <style:text-properties style:font-name="MathJax_Main" fo:font-size="14pt"/>
    </style:style>
    <style:style style:name="P11" style:family="paragraph">
      <loext:graphic-properties draw:fill="none" draw:fill-color="#ffffff"/>
      <style:text-properties style:font-name="MathJax_Math" fo:font-size="14pt"/>
    </style:style>
    <style:style style:name="P12" style:family="paragraph">
      <loext:graphic-properties draw:fill-color="#ffffff"/>
    </style:style>
    <style:style style:name="P13" style:family="paragraph">
      <loext:graphic-properties draw:fill="none"/>
      <style:paragraph-properties fo:text-align="center"/>
      <style:text-properties fo:font-size="13pt"/>
    </style:style>
    <style:style style:name="P14" style:family="paragraph">
      <loext:graphic-properties draw:fill-color="#000000"/>
      <style:paragraph-properties fo:text-align="center"/>
      <style:text-properties fo:font-size="13pt"/>
    </style:style>
    <style:style style:name="P1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나눔고딕" fo:font-size="13pt" fo:font-style="normal" fo:text-shadow="none" style:text-underline-style="none" fo:font-weight="normal" style:letter-kerning="true" style:font-name-asian="나눔고딕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나눔고딕" fo:font-size="13pt" fo:font-style="normal" fo:text-shadow="none" style:text-underline-style="none" fo:font-weight="normal" style:letter-kerning="true" style:font-name-asian="나눔고딕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none" draw:fill-color="#ffffff"/>
      <style:text-properties style:font-name="MathJax_Math" fo:font-size="13pt"/>
    </style:style>
    <style:style style:name="P18" style:family="paragraph">
      <loext:graphic-properties draw:fill="none" draw:fill-color="#ffffff"/>
      <style:text-properties style:font-name="MathJax_Main" fo:font-size="13pt"/>
    </style:style>
    <style:style style:name="P19" style:family="paragraph">
      <style:paragraph-properties fo:text-align="center"/>
    </style:style>
    <style:style style:name="P20" style:family="paragraph">
      <loext:graphic-properties draw:fill="solid" draw:fill-color="#ffffff"/>
      <style:paragraph-properties fo:text-align="center"/>
    </style:style>
    <style:style style:name="P21" style:family="paragraph">
      <loext:graphic-properties draw:fill="none" draw:fill-color="#ffffff"/>
      <style:text-properties style:font-name="MathJax_Main" fo:font-size="12pt"/>
    </style:style>
    <style:style style:name="P22" style:family="paragraph">
      <style:text-properties fo:font-size="8pt"/>
    </style:style>
    <style:style style:name="P23" style:family="paragraph">
      <loext:graphic-properties draw:fill="none" draw:fill-color="#ffffff"/>
      <style:text-properties style:font-name="MathJax_Main" fo:font-size="8pt"/>
    </style:style>
    <style:style style:name="T1" style:family="text">
      <style:text-properties style:font-name="MathJax_Main"/>
    </style:style>
    <style:style style:name="T2" style:family="text">
      <style:text-properties style:font-name="MathJax_Math"/>
    </style:style>
    <style:style style:name="T3" style:family="text">
      <style:text-properties style:font-name="MathJax_Main" fo:font-size="16pt"/>
    </style:style>
    <style:style style:name="T4" style:family="text">
      <style:text-properties style:font-name="MathJax_Math" fo:font-size="16pt"/>
    </style:style>
    <style:style style:name="T5" style:family="text">
      <style:text-properties style:font-name="MathJax_Math" fo:font-size="13pt"/>
    </style:style>
    <style:style style:name="T6" style:family="text">
      <style:text-properties style:font-name="MathJax_Main" fo:font-size="13pt"/>
    </style:style>
    <style:style style:name="T7" style:family="text">
      <style:text-properties style:font-name="MathJax_Main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line draw:style-name="gr1" draw:text-style-name="P1" draw:layer="layout" svg:x1="2.481cm" svg:y1="6.4cm" svg:x2="2.481cm" svg:y2="1.8cm">
          <text:p/>
        </draw:line>
        <draw:line draw:style-name="gr2" draw:text-style-name="P1" draw:layer="layout" svg:x1="1.617cm" svg:y1="5.624cm" svg:x2="6.217cm" svg:y2="5.624cm">
          <text:p/>
        </draw:line>
        <draw:custom-shape draw:style-name="gr3" draw:text-style-name="P2" draw:layer="layout" svg:width="0.2cm" svg:height="0.4cm" svg:x="2.381cm" svg:y="1.61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1" draw:text-style-name="P1" draw:layer="layout" svg:x1="1.629cm" svg:y1="5.64cm" svg:x2="6.229cm" svg:y2="5.64cm">
            <text:p/>
          </draw:line>
          <draw:custom-shape draw:style-name="gr3" draw:text-style-name="P2" draw:layer="layout" svg:width="0.2cm" svg:height="0.4cm" draw:transform="rotate (-1.5707963267949) translate (6.417cm 5.5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4" draw:text-style-name="P1" draw:layer="layout" svg:x1="4.017cm" svg:y1="2.6cm" svg:x2="2.481cm" svg:y2="5.64cm">
          <text:p/>
        </draw:line>
        <draw:line draw:style-name="gr4" draw:text-style-name="P1" draw:layer="layout" svg:x1="5.617cm" svg:y1="5.624cm" svg:x2="4.017cm" svg:y2="2.6cm">
          <text:p/>
        </draw:line>
        <draw:line draw:style-name="gr5" draw:text-style-name="P3" draw:layer="layout" svg:x1="2.482cm" svg:y1="6.409cm" svg:x2="2.482cm" svg:y2="1.809cm">
          <text:p/>
        </draw:line>
        <draw:custom-shape draw:style-name="gr6" draw:text-style-name="P4" draw:layer="layout" svg:width="0.2cm" svg:height="0.4cm" svg:x="2.382cm" svg:y="1.62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7" draw:text-style-name="P1" draw:layer="layout" svg:x1="4.017cm" svg:y1="5.624cm" svg:x2="4.017cm" svg:y2="2.6cm">
          <text:p/>
        </draw:line>
        <draw:frame draw:style-name="gr8" draw:text-style-name="P5" draw:layer="layout" svg:width="2.945cm" svg:height="0.997cm" svg:x="1.6cm" svg:y="6.485cm">
          <draw:text-box>
            <text:p><text:span text:style-name="T1">Graph of</text:span></text:p>
          </draw:text-box>
        </draw:frame>
        <draw:frame draw:style-name="gr9" draw:text-style-name="P6" draw:layer="layout" svg:width="2.526cm" svg:height="0.848cm" svg:x="4.291cm" svg:y="6.6cm">
          <draw:text-box>
            <text:p><text:span text:style-name="T2">y=f(x)</text:span></text:p>
          </draw:text-box>
        </draw:frame>
        <draw:frame draw:style-name="gr8" draw:text-style-name="P5" draw:layer="layout" svg:width="2.945cm" svg:height="0.997cm" svg:x="7.8cm" svg:y="6.485cm">
          <draw:text-box>
            <text:p><text:span text:style-name="T1">Graph of</text:span></text:p>
          </draw:text-box>
        </draw:frame>
        <draw:frame draw:style-name="gr10" draw:text-style-name="P6" draw:layer="layout" svg:width="2.517cm" svg:height="0.848cm" svg:x="10.491cm" svg:y="6.6cm">
          <draw:text-box>
            <text:p><text:span text:style-name="T2">y=g(x)</text:span></text:p>
          </draw:text-box>
        </draw:frame>
        <draw:line draw:style-name="gr7" draw:text-style-name="P1" draw:layer="layout" svg:x1="2.482cm" svg:y1="2.585cm" svg:x2="4.017cm" svg:y2="2.559cm">
          <text:p/>
        </draw:line>
        <draw:frame draw:style-name="gr11" draw:text-style-name="P7" draw:layer="layout" svg:width="0.786cm" svg:height="0.911cm" svg:x="5.217cm" svg:y="5.437cm">
          <draw:text-box>
            <text:p><text:span text:style-name="T3">3</text:span></text:p>
          </draw:text-box>
        </draw:frame>
        <draw:frame draw:style-name="gr11" draw:text-style-name="P7" draw:layer="layout" svg:width="0.786cm" svg:height="0.911cm" svg:x="3.651cm" svg:y="5.437cm">
          <draw:text-box>
            <text:p><text:span text:style-name="T3">3</text:span></text:p>
          </draw:text-box>
        </draw:frame>
        <draw:frame draw:style-name="gr11" draw:text-style-name="P7" draw:layer="layout" svg:width="0.786cm" svg:height="0.911cm" svg:x="3.651cm" svg:y="6cm">
          <draw:text-box>
            <text:p><text:span text:style-name="T3">2</text:span></text:p>
          </draw:text-box>
        </draw:frame>
        <draw:line draw:style-name="gr4" draw:text-style-name="P1" draw:layer="layout" svg:x1="3.817cm" svg:y1="6.183cm" svg:x2="4.217cm" svg:y2="6.183cm">
          <text:p/>
        </draw:line>
        <draw:frame draw:style-name="gr11" draw:text-style-name="P7" draw:layer="layout" svg:width="0.786cm" svg:height="0.911cm" svg:x="1.915cm" svg:y="2.123cm">
          <draw:text-box>
            <text:p><text:span text:style-name="T3">3</text:span></text:p>
          </draw:text-box>
        </draw:frame>
        <draw:frame draw:style-name="gr12" draw:text-style-name="P8" draw:layer="layout" svg:width="0.777cm" svg:height="0.776cm" svg:x="1.868cm" svg:y="1.4cm">
          <draw:text-box>
            <text:p><text:span text:style-name="T4">y</text:span></text:p>
          </draw:text-box>
        </draw:frame>
        <draw:frame draw:style-name="gr13" draw:text-style-name="P8" draw:layer="layout" svg:width="0.824cm" svg:height="0.776cm" svg:x="5.783cm" svg:y="5.492cm">
          <draw:text-box>
            <text:p><text:span text:style-name="T4">x</text:span></text:p>
          </draw:text-box>
        </draw:frame>
        <draw:line draw:style-name="gr1" draw:text-style-name="P1" draw:layer="layout" svg:x1="8.698cm" svg:y1="6.4cm" svg:x2="8.698cm" svg:y2="1.8cm">
          <text:p/>
        </draw:line>
        <draw:line draw:style-name="gr2" draw:text-style-name="P1" draw:layer="layout" svg:x1="7.834cm" svg:y1="5.624cm" svg:x2="12.434cm" svg:y2="5.624cm">
          <text:p/>
        </draw:line>
        <draw:custom-shape draw:style-name="gr3" draw:text-style-name="P2" draw:layer="layout" svg:width="0.2cm" svg:height="0.4cm" svg:x="8.598cm" svg:y="1.61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1" draw:text-style-name="P1" draw:layer="layout" svg:x1="7.846cm" svg:y1="5.64cm" svg:x2="12.446cm" svg:y2="5.64cm">
            <text:p/>
          </draw:line>
          <draw:custom-shape draw:style-name="gr3" draw:text-style-name="P2" draw:layer="layout" svg:width="0.2cm" svg:height="0.4cm" draw:transform="rotate (-1.5707963267949) translate (12.634cm 5.5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4" draw:text-style-name="P1" draw:layer="layout" svg:x1="11.811cm" svg:y1="2.555cm" svg:x2="9.744cm" svg:y2="3.58cm">
          <text:p/>
        </draw:line>
        <draw:line draw:style-name="gr14" draw:text-style-name="P3" draw:layer="layout" svg:x1="8.699cm" svg:y1="6.409cm" svg:x2="8.699cm" svg:y2="1.809cm">
          <text:p/>
        </draw:line>
        <draw:custom-shape draw:style-name="gr15" draw:text-style-name="P4" draw:layer="layout" svg:width="0.2cm" svg:height="0.4cm" svg:x="8.599cm" svg:y="1.62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1" draw:layer="layout" svg:x1="9.744cm" svg:y1="3.58cm" svg:x2="8.698cm" svg:y2="5.64cm">
          <text:p/>
        </draw:line>
        <draw:line draw:style-name="gr7" draw:text-style-name="P1" draw:layer="layout" svg:x1="11.811cm" svg:y1="5.624cm" svg:x2="11.811cm" svg:y2="2.6cm">
          <text:p/>
        </draw:line>
        <draw:line draw:style-name="gr7" draw:text-style-name="P1" draw:layer="layout" svg:x1="8.699cm" svg:y1="2.585cm" svg:x2="11.811cm" svg:y2="2.533cm">
          <text:p/>
        </draw:line>
        <draw:frame draw:style-name="gr11" draw:text-style-name="P7" draw:layer="layout" svg:width="0.786cm" svg:height="0.911cm" svg:x="11.451cm" svg:y="5.454cm">
          <draw:text-box>
            <text:p><text:span text:style-name="T3">3</text:span></text:p>
          </draw:text-box>
        </draw:frame>
        <draw:frame draw:style-name="gr11" draw:text-style-name="P7" draw:layer="layout" svg:width="0.786cm" svg:height="0.911cm" svg:x="9.367cm" svg:y="5.472cm">
          <draw:text-box>
            <text:p><text:span text:style-name="T3">1</text:span></text:p>
          </draw:text-box>
        </draw:frame>
        <draw:frame draw:style-name="gr11" draw:text-style-name="P7" draw:layer="layout" svg:width="0.786cm" svg:height="0.911cm" svg:x="8.132cm" svg:y="2.123cm">
          <draw:text-box>
            <text:p><text:span text:style-name="T3">3</text:span></text:p>
          </draw:text-box>
        </draw:frame>
        <draw:frame draw:style-name="gr12" draw:text-style-name="P8" draw:layer="layout" svg:width="0.777cm" svg:height="0.776cm" svg:x="8.085cm" svg:y="1.4cm">
          <draw:text-box>
            <text:p><text:span text:style-name="T4">y</text:span></text:p>
          </draw:text-box>
        </draw:frame>
        <draw:frame draw:style-name="gr13" draw:text-style-name="P8" draw:layer="layout" svg:width="0.824cm" svg:height="0.776cm" svg:x="12cm" svg:y="5.492cm">
          <draw:text-box>
            <text:p><text:span text:style-name="T4">x</text:span></text:p>
          </draw:text-box>
        </draw:frame>
        <draw:line draw:style-name="gr7" draw:text-style-name="P1" draw:layer="layout" svg:x1="9.744cm" svg:y1="5.624cm" svg:x2="9.744cm" svg:y2="3.58cm">
          <text:p/>
        </draw:line>
        <draw:line draw:style-name="gr7" draw:text-style-name="P1" draw:layer="layout" svg:x1="8.699cm" svg:y1="3.58cm" svg:x2="9.744cm" svg:y2="3.563cm">
          <text:p/>
        </draw:line>
        <draw:frame draw:style-name="gr11" draw:text-style-name="P7" draw:layer="layout" svg:width="0.786cm" svg:height="0.911cm" svg:x="8.132cm" svg:y="3.149cm">
          <draw:text-box>
            <text:p><text:span text:style-name="T3">2</text:span></text:p>
          </draw:text-box>
        </draw:frame>
        <draw:frame draw:style-name="gr16" draw:text-style-name="P7" draw:layer="layout" svg:width="0.938cm" svg:height="0.911cm" svg:x="7.983cm" svg:y="5.459cm">
          <draw:text-box>
            <text:p><text:span text:style-name="T3">O</text:span></text:p>
          </draw:text-box>
        </draw:frame>
        <draw:frame draw:style-name="gr16" draw:text-style-name="P7" draw:layer="layout" svg:width="0.938cm" svg:height="0.911cm" svg:x="1.783cm" svg:y="5.459cm">
          <draw:text-box>
            <text:p><text:span text:style-name="T3">O</text:span></text:p>
          </draw:text-box>
        </draw:frame>
        <draw:line draw:style-name="gr1" draw:text-style-name="P1" draw:layer="layout" svg:x1="2.264cm" svg:y1="13.248cm" svg:x2="2.264cm" svg:y2="8.648cm">
          <text:p/>
        </draw:line>
        <draw:custom-shape draw:style-name="gr3" draw:text-style-name="P2" draw:layer="layout" svg:width="0.2cm" svg:height="0.4cm" svg:x="2.164cm" svg:y="8.4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1" draw:text-style-name="P1" draw:layer="layout" svg:x1="1.8cm" svg:y1="12.488cm" svg:x2="6.988cm" svg:y2="12.488cm">
            <text:p/>
          </draw:line>
          <draw:custom-shape draw:style-name="gr3" draw:text-style-name="P2" draw:layer="layout" svg:width="0.226cm" svg:height="0.373cm" draw:transform="rotate (-1.5707963267949) translate (7.2cm 12.375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17" draw:text-style-name="P3" draw:layer="layout" svg:x1="2.265cm" svg:y1="13.648cm" svg:x2="2.265cm" svg:y2="8.657cm">
          <text:p/>
        </draw:line>
        <draw:custom-shape draw:style-name="gr18" draw:text-style-name="P4" draw:layer="layout" svg:width="0.2cm" svg:height="0.4cm" svg:x="2.165cm" svg:y="8.46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1" draw:text-style-name="P10" draw:layer="layout" svg:width="0.786cm" svg:height="0.911cm" svg:x="5.262cm" svg:y="12.297cm">
          <draw:text-box>
            <text:p text:style-name="P9"><text:span text:style-name="T1">4</text:span></text:p>
          </draw:text-box>
        </draw:frame>
        <draw:frame draw:style-name="gr12" draw:text-style-name="P11" draw:layer="layout" svg:width="0.777cm" svg:height="0.776cm" svg:x="1.627cm" svg:y="8.2cm">
          <draw:text-box>
            <text:p text:style-name="P9"><text:span text:style-name="T2">y</text:span></text:p>
          </draw:text-box>
        </draw:frame>
        <draw:frame draw:style-name="gr13" draw:text-style-name="P11" draw:layer="layout" svg:width="0.824cm" svg:height="0.776cm" svg:x="6.776cm" svg:y="12.331cm">
          <draw:text-box>
            <text:p text:style-name="P9"><text:span text:style-name="T2">x</text:span></text:p>
          </draw:text-box>
        </draw:frame>
        <draw:frame draw:style-name="gr16" draw:text-style-name="P7" draw:layer="layout" svg:width="0.938cm" svg:height="0.911cm" svg:x="1.566cm" svg:y="12.307cm">
          <draw:text-box>
            <text:p><text:span text:style-name="T3">O</text:span></text:p>
          </draw:text-box>
        </draw:frame>
        <draw:frame draw:style-name="gr11" draw:text-style-name="P10" draw:layer="layout" svg:width="0.786cm" svg:height="0.911cm" svg:x="2.696cm" svg:y="12.297cm">
          <draw:text-box>
            <text:p text:style-name="P9"><text:span text:style-name="T1">1</text:span></text:p>
          </draw:text-box>
        </draw:frame>
        <draw:path draw:style-name="gr4" draw:text-style-name="P1" draw:layer="layout" svg:width="6.419cm" svg:height="4.702cm" draw:transform="skewX (-0.75101517713316) rotate (-1.18804562183254) translate (4.52295477011629cm 4.41923216366873cm)" svg:viewBox="0 0 6420 4703" svg:d="M0 4703c6961-1 6410-4703 6410-4703">
          <text:p/>
        </draw:path>
        <presentation:notes draw:style-name="dp2">
          <draw:page-thumbnail draw:style-name="gr19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2T1">
        <draw:line draw:style-name="gr1" draw:text-style-name="P13" draw:layer="layout" svg:x1="6.912cm" svg:y1="5.196cm" svg:x2="6.912cm" svg:y2="2.061cm">
          <text:p/>
        </draw:line>
        <draw:line draw:style-name="gr2" draw:text-style-name="P13" draw:layer="layout" svg:x1="6.323cm" svg:y1="4.666cm" svg:x2="9.458cm" svg:y2="4.666cm">
          <text:p/>
        </draw:line>
        <draw:custom-shape draw:style-name="gr3" draw:text-style-name="P14" draw:layer="layout" svg:width="0.136cm" svg:height="0.272cm" svg:x="6.844cm" svg:y="1.93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1" draw:text-style-name="P13" draw:layer="layout" svg:x1="6.331cm" svg:y1="4.677cm" svg:x2="9.59cm" svg:y2="4.677cm">
            <text:p/>
          </draw:line>
          <draw:custom-shape draw:style-name="gr3" draw:text-style-name="P14" draw:layer="layout" svg:width="0.143cm" svg:height="0.283cm" draw:transform="rotate (-1.5707963267949) translate (9.723cm 4.606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4" draw:text-style-name="P13" draw:layer="layout" svg:x1="7.271cm" svg:y1="2.424cm" svg:x2="6.912cm" svg:y2="4.677cm">
          <text:p/>
        </draw:line>
        <draw:line draw:style-name="gr20" draw:text-style-name="P15" draw:layer="layout" svg:x1="6.912cm" svg:y1="5.202cm" svg:x2="6.912cm" svg:y2="2.067cm">
          <text:p/>
        </draw:line>
        <draw:custom-shape draw:style-name="gr21" draw:text-style-name="P16" draw:layer="layout" svg:width="0.137cm" svg:height="0.273cm" svg:x="6.844cm" svg:y="1.938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2" draw:text-style-name="P17" draw:layer="layout" svg:width="0.701cm" svg:height="0.738cm" svg:x="6.359cm" svg:y="1.776cm">
          <draw:text-box>
            <text:p><text:span text:style-name="T5">y</text:span></text:p>
          </draw:text-box>
        </draw:frame>
        <draw:frame draw:style-name="gr23" draw:text-style-name="P17" draw:layer="layout" svg:width="0.561cm" svg:height="0.737cm" svg:x="9.246cm" svg:y="4.541cm">
          <draw:text-box>
            <text:p><text:span text:style-name="T5">x</text:span></text:p>
          </draw:text-box>
        </draw:frame>
        <draw:frame draw:style-name="gr24" draw:text-style-name="P18" draw:layer="layout" svg:width="0.887cm" svg:height="0.866cm" svg:x="6.284cm" svg:y="4.51cm">
          <draw:text-box>
            <text:p><text:span text:style-name="T6">O</text:span></text:p>
          </draw:text-box>
        </draw:frame>
        <draw:line draw:style-name="gr4" draw:text-style-name="P13" draw:layer="layout" svg:x1="7.641cm" svg:y1="3.164cm" svg:x2="7.271cm" svg:y2="2.424cm">
          <text:p/>
        </draw:line>
        <draw:line draw:style-name="gr4" draw:text-style-name="P13" draw:layer="layout" svg:x1="9.154cm" svg:y1="4.688cm" svg:x2="7.641cm" svg:y2="3.164cm">
          <text:p/>
        </draw:line>
        <draw:line draw:style-name="gr1" draw:text-style-name="P13" draw:layer="layout" svg:x1="6.912cm" svg:y1="9.02cm" svg:x2="6.912cm" svg:y2="5.885cm">
          <text:p/>
        </draw:line>
        <draw:line draw:style-name="gr2" draw:text-style-name="P13" draw:layer="layout" svg:x1="6.323cm" svg:y1="8.49cm" svg:x2="9.458cm" svg:y2="8.49cm">
          <text:p/>
        </draw:line>
        <draw:custom-shape draw:style-name="gr3" draw:text-style-name="P14" draw:layer="layout" svg:width="0.136cm" svg:height="0.272cm" svg:x="6.844cm" svg:y="5.757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1" draw:text-style-name="P13" draw:layer="layout" svg:x1="6.331cm" svg:y1="8.501cm" svg:x2="9.59cm" svg:y2="8.501cm">
            <text:p/>
          </draw:line>
          <draw:custom-shape draw:style-name="gr3" draw:text-style-name="P14" draw:layer="layout" svg:width="0.143cm" svg:height="0.283cm" draw:transform="rotate (-1.5707963267949) translate (9.723cm 8.4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4" draw:text-style-name="P13" draw:layer="layout" svg:x1="7.271cm" svg:y1="6.614cm" svg:x2="6.912cm" svg:y2="8.501cm">
          <text:p/>
        </draw:line>
        <draw:line draw:style-name="gr25" draw:text-style-name="P15" draw:layer="layout" svg:x1="6.912cm" svg:y1="9.026cm" svg:x2="6.912cm" svg:y2="5.891cm">
          <text:p/>
        </draw:line>
        <draw:custom-shape draw:style-name="gr26" draw:text-style-name="P16" draw:layer="layout" svg:width="0.137cm" svg:height="0.273cm" svg:x="6.844cm" svg:y="5.762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2" draw:text-style-name="P17" draw:layer="layout" svg:width="0.701cm" svg:height="0.738cm" svg:x="6.359cm" svg:y="5.6cm">
          <draw:text-box>
            <text:p><text:span text:style-name="T5">y</text:span></text:p>
          </draw:text-box>
        </draw:frame>
        <draw:frame draw:style-name="gr23" draw:text-style-name="P17" draw:layer="layout" svg:width="0.561cm" svg:height="0.737cm" svg:x="9.246cm" svg:y="8.365cm">
          <draw:text-box>
            <text:p><text:span text:style-name="T5">x</text:span></text:p>
          </draw:text-box>
        </draw:frame>
        <draw:frame draw:style-name="gr24" draw:text-style-name="P18" draw:layer="layout" svg:width="0.887cm" svg:height="0.866cm" svg:x="6.284cm" svg:y="8.334cm">
          <draw:text-box>
            <text:p><text:span text:style-name="T6">O</text:span></text:p>
          </draw:text-box>
        </draw:frame>
        <draw:line draw:style-name="gr4" draw:text-style-name="P13" draw:layer="layout" svg:x1="8.018cm" svg:y1="6.278cm" svg:x2="7.645cm" svg:y2="7cm">
          <text:p/>
        </draw:line>
        <draw:line draw:style-name="gr4" draw:text-style-name="P13" draw:layer="layout" svg:x1="8.391cm" svg:y1="7cm" svg:x2="8.018cm" svg:y2="6.278cm">
          <text:p/>
        </draw:line>
        <draw:line draw:style-name="gr4" draw:text-style-name="P13" draw:layer="layout" svg:x1="9.185cm" svg:y1="8.478cm" svg:x2="8.749cm" svg:y2="6.6cm">
          <text:p/>
        </draw:line>
        <draw:line draw:style-name="gr1" draw:text-style-name="P13" draw:layer="layout" svg:x1="3.228cm" svg:y1="5.22cm" svg:x2="3.228cm" svg:y2="2.085cm">
          <text:p/>
        </draw:line>
        <draw:line draw:style-name="gr2" draw:text-style-name="P13" draw:layer="layout" svg:x1="2.639cm" svg:y1="4.69cm" svg:x2="5.774cm" svg:y2="4.69cm">
          <text:p/>
        </draw:line>
        <draw:custom-shape draw:style-name="gr3" draw:text-style-name="P14" draw:layer="layout" svg:width="0.136cm" svg:height="0.272cm" svg:x="3.16cm" svg:y="1.957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1" draw:text-style-name="P13" draw:layer="layout" svg:x1="2.647cm" svg:y1="4.701cm" svg:x2="5.906cm" svg:y2="4.701cm">
            <text:p/>
          </draw:line>
          <draw:custom-shape draw:style-name="gr3" draw:text-style-name="P14" draw:layer="layout" svg:width="0.143cm" svg:height="0.283cm" draw:transform="rotate (-1.5707963267949) translate (6.039cm 4.6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4" draw:text-style-name="P13" draw:layer="layout" svg:x1="3.528cm" svg:y1="3.211cm" svg:x2="3.228cm" svg:y2="4.701cm">
          <text:p/>
        </draw:line>
        <draw:line draw:style-name="gr27" draw:text-style-name="P15" draw:layer="layout" svg:x1="3.228cm" svg:y1="5.226cm" svg:x2="3.228cm" svg:y2="2.091cm">
          <text:p/>
        </draw:line>
        <draw:custom-shape draw:style-name="gr28" draw:text-style-name="P16" draw:layer="layout" svg:width="0.137cm" svg:height="0.273cm" svg:x="3.16cm" svg:y="1.962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2" draw:text-style-name="P17" draw:layer="layout" svg:width="0.701cm" svg:height="0.738cm" svg:x="2.675cm" svg:y="1.8cm">
          <draw:text-box>
            <text:p><text:span text:style-name="T5">y</text:span></text:p>
          </draw:text-box>
        </draw:frame>
        <draw:frame draw:style-name="gr23" draw:text-style-name="P17" draw:layer="layout" svg:width="0.561cm" svg:height="0.737cm" svg:x="5.562cm" svg:y="4.565cm">
          <draw:text-box>
            <text:p><text:span text:style-name="T5">x</text:span></text:p>
          </draw:text-box>
        </draw:frame>
        <draw:frame draw:style-name="gr24" draw:text-style-name="P18" draw:layer="layout" svg:width="0.887cm" svg:height="0.866cm" svg:x="2.6cm" svg:y="4.534cm">
          <draw:text-box>
            <text:p><text:span text:style-name="T6">O</text:span></text:p>
          </draw:text-box>
        </draw:frame>
        <draw:line draw:style-name="gr4" draw:text-style-name="P13" draw:layer="layout" svg:x1="4.334cm" svg:y1="2.478cm" svg:x2="3.528cm" svg:y2="3.211cm">
          <text:p/>
        </draw:line>
        <draw:line draw:style-name="gr4" draw:text-style-name="P13" draw:layer="layout" svg:x1="5.188cm" svg:y1="3.211cm" svg:x2="4.334cm" svg:y2="2.478cm">
          <text:p/>
        </draw:line>
        <draw:line draw:style-name="gr4" draw:text-style-name="P13" draw:layer="layout" svg:x1="5.501cm" svg:y1="4.678cm" svg:x2="5.188cm" svg:y2="3.211cm">
          <text:p/>
        </draw:line>
        <draw:line draw:style-name="gr1" draw:text-style-name="P13" draw:layer="layout" svg:x1="3.228cm" svg:y1="9.044cm" svg:x2="3.228cm" svg:y2="5.909cm">
          <text:p/>
        </draw:line>
        <draw:line draw:style-name="gr2" draw:text-style-name="P13" draw:layer="layout" svg:x1="2.639cm" svg:y1="8.514cm" svg:x2="5.774cm" svg:y2="8.514cm">
          <text:p/>
        </draw:line>
        <draw:custom-shape draw:style-name="gr3" draw:text-style-name="P14" draw:layer="layout" svg:width="0.136cm" svg:height="0.272cm" svg:x="3.16cm" svg:y="5.781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1" draw:text-style-name="P13" draw:layer="layout" svg:x1="2.647cm" svg:y1="8.525cm" svg:x2="5.906cm" svg:y2="8.525cm">
            <text:p/>
          </draw:line>
          <draw:custom-shape draw:style-name="gr3" draw:text-style-name="P14" draw:layer="layout" svg:width="0.143cm" svg:height="0.283cm" draw:transform="rotate (-1.5707963267949) translate (6.039cm 8.454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4" draw:text-style-name="P13" draw:layer="layout" svg:x1="3.961cm" svg:y1="7.793cm" svg:x2="3.228cm" svg:y2="8.525cm">
          <text:p/>
        </draw:line>
        <draw:line draw:style-name="gr29" draw:text-style-name="P15" draw:layer="layout" svg:x1="3.228cm" svg:y1="9.05cm" svg:x2="3.228cm" svg:y2="5.915cm">
          <text:p/>
        </draw:line>
        <draw:custom-shape draw:style-name="gr30" draw:text-style-name="P16" draw:layer="layout" svg:width="0.137cm" svg:height="0.273cm" svg:x="3.16cm" svg:y="5.786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2" draw:text-style-name="P17" draw:layer="layout" svg:width="0.701cm" svg:height="0.738cm" svg:x="2.675cm" svg:y="5.624cm">
          <draw:text-box>
            <text:p><text:span text:style-name="T5">y</text:span></text:p>
          </draw:text-box>
        </draw:frame>
        <draw:frame draw:style-name="gr23" draw:text-style-name="P17" draw:layer="layout" svg:width="0.561cm" svg:height="0.737cm" svg:x="5.562cm" svg:y="8.389cm">
          <draw:text-box>
            <text:p><text:span text:style-name="T5">x</text:span></text:p>
          </draw:text-box>
        </draw:frame>
        <draw:frame draw:style-name="gr24" draw:text-style-name="P18" draw:layer="layout" svg:width="0.887cm" svg:height="0.866cm" svg:x="2.6cm" svg:y="8.358cm">
          <draw:text-box>
            <text:p><text:span text:style-name="T6">O</text:span></text:p>
          </draw:text-box>
        </draw:frame>
        <draw:line draw:style-name="gr4" draw:text-style-name="P13" draw:layer="layout" svg:x1="4.334cm" svg:y1="6.302cm" svg:x2="3.961cm" svg:y2="7.793cm">
          <text:p/>
        </draw:line>
        <draw:line draw:style-name="gr4" draw:text-style-name="P13" draw:layer="layout" svg:x1="4.707cm" svg:y1="7.769cm" svg:x2="4.334cm" svg:y2="6.302cm">
          <text:p/>
        </draw:line>
        <draw:line draw:style-name="gr4" draw:text-style-name="P13" draw:layer="layout" svg:x1="5.501cm" svg:y1="8.502cm" svg:x2="4.707cm" svg:y2="7.769cm">
          <text:p/>
        </draw:line>
        <draw:line draw:style-name="gr4" draw:text-style-name="P13" draw:layer="layout" svg:x1="7.271cm" svg:y1="6.614cm" svg:x2="7.645cm" svg:y2="7cm">
          <text:p/>
        </draw:line>
        <draw:line draw:style-name="gr4" draw:text-style-name="P13" draw:layer="layout" svg:x1="8.749cm" svg:y1="6.6cm" svg:x2="8.391cm" svg:y2="7cm">
          <text:p/>
        </draw:line>
        <draw:line draw:style-name="gr1" draw:text-style-name="P13" draw:layer="layout" svg:x1="6.912cm" svg:y1="13.22cm" svg:x2="6.912cm" svg:y2="10.085cm">
          <text:p/>
        </draw:line>
        <draw:line draw:style-name="gr2" draw:text-style-name="P13" draw:layer="layout" svg:x1="6.323cm" svg:y1="12.69cm" svg:x2="9.458cm" svg:y2="12.69cm">
          <text:p/>
        </draw:line>
        <draw:custom-shape draw:style-name="gr3" draw:text-style-name="P14" draw:layer="layout" svg:width="0.136cm" svg:height="0.272cm" svg:x="6.844cm" svg:y="9.957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1" draw:text-style-name="P13" draw:layer="layout" svg:x1="6.331cm" svg:y1="12.701cm" svg:x2="9.59cm" svg:y2="12.701cm">
            <text:p/>
          </draw:line>
          <draw:custom-shape draw:style-name="gr3" draw:text-style-name="P14" draw:layer="layout" svg:width="0.143cm" svg:height="0.283cm" draw:transform="rotate (-1.5707963267949) translate (9.723cm 12.6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4" draw:text-style-name="P13" draw:layer="layout" svg:x1="8.382cm" svg:y1="11.272cm" svg:x2="6.912cm" svg:y2="12.701cm">
          <text:p/>
        </draw:line>
        <draw:line draw:style-name="gr31" draw:text-style-name="P15" draw:layer="layout" svg:x1="6.912cm" svg:y1="13.226cm" svg:x2="6.912cm" svg:y2="10.091cm">
          <text:p/>
        </draw:line>
        <draw:custom-shape draw:style-name="gr32" draw:text-style-name="P16" draw:layer="layout" svg:width="0.137cm" svg:height="0.273cm" svg:x="6.844cm" svg:y="9.962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2" draw:text-style-name="P17" draw:layer="layout" svg:width="0.701cm" svg:height="0.738cm" svg:x="6.359cm" svg:y="9.8cm">
          <draw:text-box>
            <text:p><text:span text:style-name="T5">y</text:span></text:p>
          </draw:text-box>
        </draw:frame>
        <draw:frame draw:style-name="gr23" draw:text-style-name="P17" draw:layer="layout" svg:width="0.561cm" svg:height="0.737cm" svg:x="9.246cm" svg:y="12.565cm">
          <draw:text-box>
            <text:p><text:span text:style-name="T5">x</text:span></text:p>
          </draw:text-box>
        </draw:frame>
        <draw:frame draw:style-name="gr24" draw:text-style-name="P18" draw:layer="layout" svg:width="0.887cm" svg:height="0.866cm" svg:x="6.284cm" svg:y="12.534cm">
          <draw:text-box>
            <text:p><text:span text:style-name="T6">O</text:span></text:p>
          </draw:text-box>
        </draw:frame>
        <draw:line draw:style-name="gr4" draw:text-style-name="P13" draw:layer="layout" svg:x1="9.185cm" svg:y1="12.678cm" svg:x2="8.773cm" svg:y2="10.499cm">
          <text:p/>
        </draw:line>
        <draw:line draw:style-name="gr4" draw:text-style-name="P13" draw:layer="layout" svg:x1="8.773cm" svg:y1="10.499cm" svg:x2="8.382cm" svg:y2="11.272cm">
          <text:p/>
        </draw:line>
        <draw:frame draw:style-name="gr33" draw:text-style-name="P19" draw:layer="layout" svg:width="2.399cm" svg:height="10.399cm" svg:x="15.4cm" svg:y="2.001cm">
          <draw:image xlink:href="Pictures/100000000000078000000438243FE9C0524BE260.png" xlink:type="simple" xlink:show="embed" xlink:actuate="onLoad">
            <text:p/>
          </draw:image>
        </draw:frame>
        <presentation:notes draw:style-name="dp2">
          <draw:page-thumbnail draw:style-name="gr19" draw:layer="layout" svg:width="19.798cm" svg:height="11.136cm" svg:x="0.6cm" svg:y="2.257cm" draw:page-number="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2T1">
        <draw:line draw:style-name="gr34" draw:text-style-name="P3" draw:layer="layout" svg:x1="9.842cm" svg:y1="12.548cm" svg:x2="9.856cm" svg:y2="4.975cm">
          <text:p/>
        </draw:line>
        <draw:custom-shape draw:style-name="gr35" draw:text-style-name="P4" draw:layer="layout" svg:width="0.304cm" svg:height="0.304cm" svg:x="9.693cm" svg:y="10.93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6" draw:text-style-name="P3" draw:layer="layout" svg:x1="9.856cm" svg:y1="4.975cm" svg:x2="18.064cm" svg:y2="4.975cm">
          <text:p/>
        </draw:line>
        <draw:line draw:style-name="gr37" draw:text-style-name="P3" draw:layer="layout" svg:x1="11.865cm" svg:y1="10.144cm" svg:x2="11.874cm" svg:y2="5.003cm">
          <text:p/>
        </draw:line>
        <draw:line draw:style-name="gr38" draw:text-style-name="P3" draw:layer="layout" svg:x1="9.856cm" svg:y1="5.97cm" svg:x2="18.064cm" svg:y2="5.97cm">
          <text:p/>
        </draw:line>
        <draw:line draw:style-name="gr39" draw:text-style-name="P3" draw:layer="layout" svg:x1="9.856cm" svg:y1="7.008cm" svg:x2="18.064cm" svg:y2="7.008cm">
          <text:p/>
        </draw:line>
        <draw:line draw:style-name="gr40" draw:text-style-name="P3" draw:layer="layout" svg:x1="9.856cm" svg:y1="9.108cm" svg:x2="18.064cm" svg:y2="9.108cm">
          <text:p/>
        </draw:line>
        <draw:line draw:style-name="gr41" draw:text-style-name="P3" draw:layer="layout" svg:x1="9.856cm" svg:y1="10.144cm" svg:x2="18.064cm" svg:y2="10.144cm">
          <text:p/>
        </draw:line>
        <draw:line draw:style-name="gr42" draw:text-style-name="P3" draw:layer="layout" svg:x1="13.972cm" svg:y1="10.144cm" svg:x2="13.981cm" svg:y2="5.003cm">
          <text:p/>
        </draw:line>
        <draw:line draw:style-name="gr43" draw:text-style-name="P3" draw:layer="layout" svg:x1="16.073cm" svg:y1="10.143cm" svg:x2="16.085cm" svg:y2="2.847cm">
          <text:p/>
        </draw:line>
        <draw:line draw:style-name="gr44" draw:text-style-name="P3" draw:layer="layout" svg:x1="17.061cm" svg:y1="10.143cm" svg:x2="17.073cm" svg:y2="2.847cm">
          <text:p/>
        </draw:line>
        <draw:line draw:style-name="gr45" draw:text-style-name="P3" draw:layer="layout" svg:x1="18.055cm" svg:y1="10.143cm" svg:x2="18.067cm" svg:y2="2.847cm">
          <text:p/>
        </draw:line>
        <draw:line draw:style-name="gr46" draw:text-style-name="P3" draw:layer="layout" svg:x1="15.024cm" svg:y1="2.847cm" svg:x2="20.8cm" svg:y2="2.847cm">
          <text:p/>
        </draw:line>
        <draw:line draw:style-name="gr47" draw:text-style-name="P3" draw:layer="layout" svg:x1="15.024cm" svg:y1="3.857cm" svg:x2="18.064cm" svg:y2="3.857cm">
          <text:p/>
        </draw:line>
        <draw:line draw:style-name="gr48" draw:text-style-name="P3" draw:layer="layout" svg:x1="15.021cm" svg:y1="4.975cm" svg:x2="15.024cm" svg:y2="2.847cm">
          <text:p/>
        </draw:line>
        <draw:line draw:style-name="gr49" draw:text-style-name="P3" draw:layer="layout" svg:x1="15.024cm" svg:y1="7.008cm" svg:x2="15.024cm" svg:y2="5.97cm">
          <text:p/>
        </draw:line>
        <draw:line draw:style-name="gr50" draw:text-style-name="P3" draw:layer="layout" svg:x1="15.024cm" svg:y1="10.146cm" svg:x2="15.024cm" svg:y2="9.108cm">
          <text:p/>
        </draw:line>
        <draw:custom-shape draw:style-name="gr51" draw:text-style-name="P4" draw:layer="layout" svg:width="0.304cm" svg:height="0.304cm" draw:transform="rotate (-1.5707963267949) translate (19.681cm 2.70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2" draw:text-style-name="P2" draw:layer="layout" svg:width="0.153cm" svg:height="0.151cm" svg:x="19.962cm" svg:y="2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2" draw:layer="layout" svg:width="0.153cm" svg:height="0.152cm" svg:x="9.77cm" svg:y="11.6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7" draw:layer="layout" svg:width="0.925cm" svg:height="0.911cm" svg:x="9.785cm" svg:y="11.251cm">
          <draw:text-box>
            <text:p><text:span text:style-name="T3">A</text:span></text:p>
          </draw:text-box>
        </draw:frame>
        <draw:frame draw:style-name="gr54" draw:text-style-name="P7" draw:layer="layout" svg:width="0.9cm" svg:height="0.911cm" svg:x="19.6cm" svg:y="2.847cm">
          <draw:text-box>
            <text:p><text:span text:style-name="T3">B</text:span></text:p>
          </draw:text-box>
        </draw:frame>
        <draw:frame draw:style-name="gr55" draw:text-style-name="P7" draw:layer="layout" svg:width="1.925cm" svg:height="0.911cm" svg:x="8.943cm" svg:y="12.281cm">
          <draw:text-box>
            <text:p><text:span text:style-name="T3">Start</text:span></text:p>
          </draw:text-box>
        </draw:frame>
        <draw:frame draw:style-name="gr55" draw:text-style-name="P7" draw:layer="layout" svg:width="2.087cm" svg:height="0.911cm" svg:x="18.962cm" svg:y="2.019cm">
          <draw:text-box>
            <text:p><text:span text:style-name="T3">Finish</text:span></text:p>
          </draw:text-box>
        </draw:frame>
        <draw:line draw:style-name="gr56" draw:text-style-name="P3" draw:layer="layout" svg:x1="16.085cm" svg:y1="8.051cm" svg:x2="18.064cm" svg:y2="8.051cm">
          <text:p/>
        </draw:line>
        <presentation:notes draw:style-name="dp2">
          <draw:page-thumbnail draw:style-name="gr19" draw:layer="layout" svg:width="19.798cm" svg:height="11.136cm" svg:x="0.6cm" svg:y="2.257cm" draw:page-number="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2T1">
        <draw:line draw:style-name="gr4" draw:text-style-name="P1" draw:layer="layout" svg:x1="3.352cm" svg:y1="5.465cm" svg:x2="6.794cm" svg:y2="2.552cm">
          <text:p/>
        </draw:line>
        <draw:line draw:style-name="gr4" draw:text-style-name="P1" draw:layer="layout" svg:x1="9.453cm" svg:y1="6.402cm" svg:x2="6.794cm" svg:y2="2.552cm">
          <text:p/>
        </draw:line>
        <draw:line draw:style-name="gr4" draw:text-style-name="P1" draw:layer="layout" svg:x1="3.352cm" svg:y1="5.465cm" svg:x2="6.099cm" svg:y2="7.667cm">
          <text:p/>
        </draw:line>
        <draw:line draw:style-name="gr4" draw:text-style-name="P1" draw:layer="layout" svg:x1="6.099cm" svg:y1="7.667cm" svg:x2="9.453cm" svg:y2="6.402cm">
          <text:p/>
        </draw:line>
        <draw:line draw:style-name="gr4" draw:text-style-name="P1" draw:layer="layout" svg:x1="6.099cm" svg:y1="7.667cm" svg:x2="8.669cm" svg:y2="5.262cm">
          <text:p/>
        </draw:line>
        <draw:line draw:style-name="gr7" draw:text-style-name="P1" draw:layer="layout" svg:x1="3.352cm" svg:y1="5.465cm" svg:x2="6.794cm" svg:y2="4.849cm">
          <text:p/>
        </draw:line>
        <draw:line draw:style-name="gr7" draw:text-style-name="P1" draw:layer="layout" svg:x1="6.794cm" svg:y1="4.849cm" svg:x2="9.453cm" svg:y2="6.402cm">
          <text:p/>
        </draw:line>
        <draw:line draw:style-name="gr4" draw:text-style-name="P1" draw:layer="layout" svg:x1="6.099cm" svg:y1="7.667cm" svg:x2="6.794cm" svg:y2="2.552cm">
          <text:p/>
        </draw:line>
        <draw:line draw:style-name="gr7" draw:text-style-name="P1" draw:layer="layout" svg:x1="6.794cm" svg:y1="4.849cm" svg:x2="8.669cm" svg:y2="5.262cm">
          <text:p/>
        </draw:line>
        <draw:line draw:style-name="gr7" draw:text-style-name="P1" draw:layer="layout" svg:x1="6.794cm" svg:y1="4.848cm" svg:x2="6.794cm" svg:y2="2.552cm">
          <text:p/>
        </draw:line>
        <draw:frame draw:style-name="gr16" draw:text-style-name="P7" draw:layer="layout" svg:width="0.938cm" svg:height="0.911cm" svg:x="2.623cm" svg:y="5.006cm">
          <draw:text-box>
            <text:p><text:span text:style-name="T3">A</text:span></text:p>
          </draw:text-box>
        </draw:frame>
        <draw:frame draw:style-name="gr16" draw:text-style-name="P7" draw:layer="layout" svg:width="0.938cm" svg:height="0.911cm" svg:x="6.361cm" svg:y="1.787cm">
          <draw:text-box>
            <text:p><text:span text:style-name="T3">E</text:span></text:p>
          </draw:text-box>
        </draw:frame>
        <draw:frame draw:style-name="gr16" draw:text-style-name="P7" draw:layer="layout" svg:width="0.938cm" svg:height="0.911cm" svg:x="8.463cm" svg:y="4.576cm">
          <draw:text-box>
            <text:p><text:span text:style-name="T3">P</text:span></text:p>
          </draw:text-box>
        </draw:frame>
        <draw:frame draw:style-name="gr16" draw:text-style-name="P7" draw:layer="layout" svg:width="0.938cm" svg:height="0.911cm" svg:x="9.262cm" svg:y="5.987cm">
          <draw:text-box>
            <text:p><text:span text:style-name="T3">C</text:span></text:p>
          </draw:text-box>
        </draw:frame>
        <draw:frame draw:style-name="gr16" draw:text-style-name="P7" draw:layer="layout" svg:width="0.938cm" svg:height="0.911cm" svg:x="6.335cm" svg:y="4.728cm">
          <draw:text-box>
            <text:p><text:span text:style-name="T3">D</text:span></text:p>
          </draw:text-box>
        </draw:frame>
        <draw:frame draw:style-name="gr16" draw:text-style-name="P7" draw:layer="layout" svg:width="0.938cm" svg:height="0.911cm" svg:x="5.675cm" svg:y="7.489cm">
          <draw:text-box>
            <text:p><text:span text:style-name="T3">B</text:span></text:p>
          </draw:text-box>
        </draw:frame>
        <draw:path draw:style-name="gr4" draw:text-style-name="P1" draw:layer="layout" svg:width="0.237cm" svg:height="0.235cm" draw:transform="skewX (0.153588974175501) rotate (-1.91898951256777) translate (8.4929788161723cm 5.29612425765143cm)" svg:viewBox="0 0 238 236" svg:d="M0 236c300-1 231-236 231-236">
          <text:p/>
        </draw:path>
        <draw:frame draw:style-name="gr57" draw:text-style-name="P17" draw:layer="layout" svg:width="0.961cm" svg:height="0.8cm" svg:x="7.735cm" svg:y="5.062cm">
          <draw:text-box>
            <text:p><text:span text:style-name="T5">θ</text:span></text:p>
          </draw:text-box>
        </draw:frame>
        <draw:custom-shape draw:style-name="gr58" draw:text-style-name="P1" draw:layer="layout" svg:width="4.8cm" svg:height="4.8cm" svg:x="12.2cm" svg:y="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" draw:layer="layout" svg:width="3.366cm" svg:height="1.499cm" svg:x="12.602cm" svg:y="3.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9.192cm" svg:y1="11.897cm" svg:x2="9.192cm" svg:y2="9.678cm">
          <text:p/>
        </draw:line>
        <draw:line draw:style-name="gr4" draw:text-style-name="P1" draw:layer="layout" svg:x1="11.342cm" svg:y1="9.644cm" svg:x2="9.192cm" svg:y2="9.678cm">
          <text:p/>
        </draw:line>
        <draw:line draw:style-name="gr4" draw:text-style-name="P1" draw:layer="layout" svg:x1="11.368cm" svg:y1="11.855cm" svg:x2="9.192cm" svg:y2="11.897cm">
          <text:p/>
        </draw:line>
        <draw:line draw:style-name="gr4" draw:text-style-name="P1" draw:layer="layout" svg:x1="11.368cm" svg:y1="11.855cm" svg:x2="11.342cm" svg:y2="9.618cm">
          <text:p/>
        </draw:line>
        <draw:line draw:style-name="gr4" draw:text-style-name="P1" draw:layer="layout" svg:x1="9.96cm" svg:y1="8.483cm" svg:x2="9.192cm" svg:y2="9.678cm">
          <text:p/>
        </draw:line>
        <draw:line draw:style-name="gr4" draw:text-style-name="P1" draw:layer="layout" svg:x1="12.11cm" svg:y1="8.449cm" svg:x2="9.96cm" svg:y2="8.483cm">
          <text:p/>
        </draw:line>
        <draw:line draw:style-name="gr4" draw:text-style-name="P1" draw:layer="layout" svg:x1="12.11cm" svg:y1="8.449cm" svg:x2="11.342cm" svg:y2="9.644cm">
          <text:p/>
        </draw:line>
        <draw:line draw:style-name="gr4" draw:text-style-name="P1" draw:layer="layout" svg:x1="12.136cm" svg:y1="10.686cm" svg:x2="12.11cm" svg:y2="8.449cm">
          <text:p/>
        </draw:line>
        <draw:line draw:style-name="gr4" draw:text-style-name="P1" draw:layer="layout" svg:x1="11.368cm" svg:y1="11.855cm" svg:x2="12.136cm" svg:y2="10.686cm">
          <text:p/>
        </draw:line>
        <draw:line draw:style-name="gr7" draw:text-style-name="P1" draw:layer="layout" svg:x1="9.96cm" svg:y1="8.483cm" svg:x2="9.994cm" svg:y2="10.694cm">
          <text:p/>
        </draw:line>
        <draw:line draw:style-name="gr7" draw:text-style-name="P1" draw:layer="layout" svg:x1="9.994cm" svg:y1="10.694cm" svg:x2="12.136cm" svg:y2="10.686cm">
          <text:p/>
        </draw:line>
        <draw:line draw:style-name="gr7" draw:text-style-name="P1" draw:layer="layout" svg:x1="9.994cm" svg:y1="10.694cm" svg:x2="9.192cm" svg:y2="11.897cm">
          <text:p/>
        </draw:line>
        <presentation:notes draw:style-name="dp2">
          <draw:page-thumbnail draw:style-name="gr19" draw:layer="layout" svg:width="19.798cm" svg:height="11.136cm" svg:x="0.6cm" svg:y="2.257cm" draw:page-number="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 presentation:presentation-page-layout-name="AL2T1">
        <draw:frame draw:style-name="gr60" draw:text-style-name="P1" draw:layer="layout" svg:width="18.199cm" svg:height="4.799cm" svg:x="2.601cm" svg:y="5.2cm">
          <draw:image xlink:href="Pictures/1000000000000780000004384F578CF035883F01.png" xlink:type="simple" xlink:show="embed" xlink:actuate="onLoad">
            <text:p/>
          </draw:image>
        </draw:frame>
        <draw:custom-shape draw:style-name="gr61" draw:text-style-name="P20" draw:layer="layout" svg:width="0.6cm" svg:height="0.6cm" svg:x="3cm" svg:y="6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0" draw:layer="layout" svg:width="2.8cm" svg:height="0.6cm" svg:x="16.8cm" svg:y="5.48cm">
          <text:p/>
          <draw:enhanced-geometry svg:viewBox="0 0 21600 21600" draw:type="rectangle" draw:enhanced-path="M 0 0 L 21600 0 21600 21600 0 21600 0 0 Z N"/>
        </draw:custom-shape>
        <draw:frame draw:style-name="gr63" draw:text-style-name="P21" draw:layer="layout" svg:width="1.15cm" svg:height="0.911cm" svg:x="2.728cm" svg:y="5.864cm">
          <draw:text-box>
            <text:p><text:span text:style-name="T7">No.</text:span></text:p>
          </draw:text-box>
        </draw:frame>
        <draw:frame draw:style-name="gr64" draw:text-style-name="P21" draw:layer="layout" svg:width="3.893cm" svg:height="0.911cm" svg:x="16.236cm" svg:y="5.436cm">
          <draw:text-box>
            <text:p><text:span text:style-name="T7">Proportional </text:span><text:span text:style-name="T7">parts</text:span></text:p>
          </draw:text-box>
        </draw:frame>
        <presentation:notes draw:style-name="dp2">
          <draw:page-thumbnail draw:style-name="gr19" draw:layer="layout" svg:width="19.798cm" svg:height="11.136cm" svg:x="0.6cm" svg:y="2.257cm" draw:page-number="5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기본값" presentation:presentation-page-layout-name="AL2T1">
        <draw:line draw:style-name="gr4" draw:text-style-name="P1" draw:layer="layout" svg:x1="11.8cm" svg:y1="7.602cm" svg:x2="12.346cm" svg:y2="7.6cm">
          <text:p/>
        </draw:line>
        <draw:line draw:style-name="gr4" draw:text-style-name="P1" draw:layer="layout" svg:x1="11.8cm" svg:y1="7.602cm" svg:x2="12.4cm" svg:y2="3.8cm">
          <text:p/>
        </draw:line>
        <draw:line draw:style-name="gr4" draw:text-style-name="P1" draw:layer="layout" svg:x1="11.8cm" svg:y1="7.602cm" svg:x2="12.4cm" svg:y2="11.4cm">
          <text:p/>
        </draw:line>
        <draw:frame draw:style-name="gr65" draw:text-style-name="P23" draw:layer="layout" svg:width="0.646cm" svg:height="0.581cm" svg:x="12.099cm" svg:y="3.364cm">
          <draw:text-box>
            <text:p text:style-name="P22"><text:span text:style-name="T1">1</text:span></text:p>
          </draw:text-box>
        </draw:frame>
        <draw:frame draw:style-name="gr65" draw:text-style-name="P23" draw:layer="layout" svg:width="0.646cm" svg:height="0.581cm" svg:x="12.099cm" svg:y="7.301cm">
          <draw:text-box>
            <text:p text:style-name="P22"><text:span text:style-name="T1">2</text:span></text:p>
          </draw:text-box>
        </draw:frame>
        <draw:frame draw:style-name="gr65" draw:text-style-name="P23" draw:layer="layout" svg:width="0.646cm" svg:height="0.581cm" svg:x="12.099cm" svg:y="11.237cm">
          <draw:text-box>
            <text:p text:style-name="P22"><text:span text:style-name="T1">3</text:span></text:p>
          </draw:text-box>
        </draw:frame>
        <draw:line draw:style-name="gr4" draw:text-style-name="P1" draw:layer="layout" svg:x1="12.528cm" svg:y1="7.602cm" svg:x2="13.074cm" svg:y2="7.6cm">
          <text:p/>
        </draw:line>
        <draw:line draw:style-name="gr4" draw:text-style-name="P1" draw:layer="layout" svg:x1="12.528cm" svg:y1="7.602cm" svg:x2="13cm" svg:y2="6.4cm">
          <text:p/>
        </draw:line>
        <draw:line draw:style-name="gr4" draw:text-style-name="P1" draw:layer="layout" svg:x1="12.528cm" svg:y1="7.602cm" svg:x2="13cm" svg:y2="8.8cm">
          <text:p/>
        </draw:line>
        <draw:frame draw:style-name="gr65" draw:text-style-name="P23" draw:layer="layout" svg:width="0.79cm" svg:height="0.581cm" svg:x="12.81cm" svg:y="7.301cm">
          <draw:text-box>
            <text:p text:style-name="P22"><text:span text:style-name="T1">22</text:span></text:p>
          </draw:text-box>
        </draw:frame>
        <draw:frame draw:style-name="gr65" draw:text-style-name="P23" draw:layer="layout" svg:width="0.79cm" svg:height="0.581cm" svg:x="12.81cm" svg:y="6.019cm">
          <draw:text-box>
            <text:p text:style-name="P22"><text:span text:style-name="T1">21</text:span></text:p>
          </draw:text-box>
        </draw:frame>
        <draw:frame draw:style-name="gr65" draw:text-style-name="P23" draw:layer="layout" svg:width="0.79cm" svg:height="0.581cm" svg:x="12.81cm" svg:y="8.619cm">
          <draw:text-box>
            <text:p text:style-name="P22"><text:span text:style-name="T1">23</text:span></text:p>
          </draw:text-box>
        </draw:frame>
        <draw:line draw:style-name="gr4" draw:text-style-name="P1" draw:layer="layout" svg:x1="12.528cm" svg:y1="11.529cm" svg:x2="13.074cm" svg:y2="11.527cm">
          <text:p/>
        </draw:line>
        <draw:line draw:style-name="gr4" draw:text-style-name="P1" draw:layer="layout" svg:x1="12.528cm" svg:y1="11.529cm" svg:x2="13cm" svg:y2="10.327cm">
          <text:p/>
        </draw:line>
        <draw:line draw:style-name="gr4" draw:text-style-name="P1" draw:layer="layout" svg:x1="12.528cm" svg:y1="11.529cm" svg:x2="13cm" svg:y2="12.727cm">
          <text:p/>
        </draw:line>
        <draw:frame draw:style-name="gr65" draw:text-style-name="P23" draw:layer="layout" svg:width="0.79cm" svg:height="0.581cm" svg:x="12.81cm" svg:y="11.228cm">
          <draw:text-box>
            <text:p text:style-name="P22"><text:span text:style-name="T1">32</text:span></text:p>
          </draw:text-box>
        </draw:frame>
        <draw:frame draw:style-name="gr65" draw:text-style-name="P23" draw:layer="layout" svg:width="0.79cm" svg:height="0.581cm" svg:x="12.81cm" svg:y="9.946cm">
          <draw:text-box>
            <text:p text:style-name="P22"><text:span text:style-name="T1">31</text:span></text:p>
          </draw:text-box>
        </draw:frame>
        <draw:frame draw:style-name="gr65" draw:text-style-name="P23" draw:layer="layout" svg:width="0.79cm" svg:height="0.581cm" svg:x="12.81cm" svg:y="12.546cm">
          <draw:text-box>
            <text:p text:style-name="P22"><text:span text:style-name="T1">33</text:span></text:p>
          </draw:text-box>
        </draw:frame>
        <draw:line draw:style-name="gr4" draw:text-style-name="P1" draw:layer="layout" svg:x1="12.528cm" svg:y1="3.659cm" svg:x2="13.074cm" svg:y2="3.657cm">
          <text:p/>
        </draw:line>
        <draw:line draw:style-name="gr4" draw:text-style-name="P1" draw:layer="layout" svg:x1="12.528cm" svg:y1="3.659cm" svg:x2="13cm" svg:y2="2.457cm">
          <text:p/>
        </draw:line>
        <draw:line draw:style-name="gr4" draw:text-style-name="P1" draw:layer="layout" svg:x1="12.528cm" svg:y1="3.659cm" svg:x2="13cm" svg:y2="4.857cm">
          <text:p/>
        </draw:line>
        <draw:frame draw:style-name="gr65" draw:text-style-name="P23" draw:layer="layout" svg:width="0.79cm" svg:height="0.581cm" svg:x="12.81cm" svg:y="3.358cm">
          <draw:text-box>
            <text:p text:style-name="P22"><text:span text:style-name="T1">12</text:span></text:p>
          </draw:text-box>
        </draw:frame>
        <draw:frame draw:style-name="gr65" draw:text-style-name="P23" draw:layer="layout" svg:width="0.79cm" svg:height="0.581cm" svg:x="12.81cm" svg:y="2.076cm">
          <draw:text-box>
            <text:p text:style-name="P22"><text:span text:style-name="T1">11</text:span></text:p>
          </draw:text-box>
        </draw:frame>
        <draw:frame draw:style-name="gr65" draw:text-style-name="P23" draw:layer="layout" svg:width="0.79cm" svg:height="0.581cm" svg:x="12.81cm" svg:y="4.676cm">
          <draw:text-box>
            <text:p text:style-name="P22"><text:span text:style-name="T1">13</text:span></text:p>
          </draw:text-box>
        </draw:frame>
        <draw:line draw:style-name="gr4" draw:text-style-name="P1" draw:layer="layout" svg:x1="13.4cm" svg:y1="7.602cm" svg:x2="13.75cm" svg:y2="7.602cm">
          <text:p/>
        </draw:line>
        <draw:line draw:style-name="gr4" draw:text-style-name="P1" draw:layer="layout" svg:x1="13.4cm" svg:y1="7.602cm" svg:x2="13.758cm" svg:y2="7.289cm">
          <text:p/>
        </draw:line>
        <draw:line draw:style-name="gr4" draw:text-style-name="P1" draw:layer="layout" svg:x1="13.4cm" svg:y1="7.602cm" svg:x2="13.75cm" svg:y2="7.92cm">
          <text:p/>
        </draw:line>
        <draw:frame draw:style-name="gr65" draw:text-style-name="P23" draw:layer="layout" svg:width="0.743cm" svg:height="0.581cm" svg:x="13.586cm" svg:y="7.238cm">
          <draw:text-box>
            <text:p text:style-name="P22"><text:span text:style-name="T1">...</text:span></text:p>
          </draw:text-box>
        </draw:frame>
        <draw:frame draw:style-name="gr65" draw:text-style-name="P23" draw:layer="layout" svg:width="0.743cm" svg:height="0.581cm" svg:x="13.586cm" svg:y="6.875cm">
          <draw:text-box>
            <text:p text:style-name="P22"><text:span text:style-name="T1">...</text:span></text:p>
          </draw:text-box>
        </draw:frame>
        <draw:frame draw:style-name="gr65" draw:text-style-name="P23" draw:layer="layout" svg:width="0.743cm" svg:height="0.581cm" svg:x="13.586cm" svg:y="7.605cm">
          <draw:text-box>
            <text:p text:style-name="P22"><text:span text:style-name="T1">...</text:span></text:p>
          </draw:text-box>
        </draw:frame>
        <draw:line draw:style-name="gr4" draw:text-style-name="P1" draw:layer="layout" svg:x1="13.4cm" svg:y1="6.306cm" svg:x2="13.75cm" svg:y2="6.306cm">
          <text:p/>
        </draw:line>
        <draw:line draw:style-name="gr4" draw:text-style-name="P1" draw:layer="layout" svg:x1="13.4cm" svg:y1="6.306cm" svg:x2="13.758cm" svg:y2="5.993cm">
          <text:p/>
        </draw:line>
        <draw:line draw:style-name="gr4" draw:text-style-name="P1" draw:layer="layout" svg:x1="13.4cm" svg:y1="6.306cm" svg:x2="13.75cm" svg:y2="6.624cm">
          <text:p/>
        </draw:line>
        <draw:frame draw:style-name="gr65" draw:text-style-name="P23" draw:layer="layout" svg:width="0.743cm" svg:height="0.581cm" svg:x="13.586cm" svg:y="5.942cm">
          <draw:text-box>
            <text:p text:style-name="P22"><text:span text:style-name="T1">...</text:span></text:p>
          </draw:text-box>
        </draw:frame>
        <draw:frame draw:style-name="gr65" draw:text-style-name="P23" draw:layer="layout" svg:width="0.743cm" svg:height="0.581cm" svg:x="13.586cm" svg:y="5.579cm">
          <draw:text-box>
            <text:p text:style-name="P22"><text:span text:style-name="T1">...</text:span></text:p>
          </draw:text-box>
        </draw:frame>
        <draw:frame draw:style-name="gr65" draw:text-style-name="P23" draw:layer="layout" svg:width="0.743cm" svg:height="0.581cm" svg:x="13.586cm" svg:y="6.309cm">
          <draw:text-box>
            <text:p text:style-name="P22"><text:span text:style-name="T1">...</text:span></text:p>
          </draw:text-box>
        </draw:frame>
        <draw:line draw:style-name="gr4" draw:text-style-name="P1" draw:layer="layout" svg:x1="13.4cm" svg:y1="4.967cm" svg:x2="13.75cm" svg:y2="4.967cm">
          <text:p/>
        </draw:line>
        <draw:line draw:style-name="gr4" draw:text-style-name="P1" draw:layer="layout" svg:x1="13.4cm" svg:y1="4.967cm" svg:x2="13.758cm" svg:y2="4.654cm">
          <text:p/>
        </draw:line>
        <draw:line draw:style-name="gr4" draw:text-style-name="P1" draw:layer="layout" svg:x1="13.4cm" svg:y1="4.967cm" svg:x2="13.75cm" svg:y2="5.285cm">
          <text:p/>
        </draw:line>
        <draw:frame draw:style-name="gr65" draw:text-style-name="P23" draw:layer="layout" svg:width="0.743cm" svg:height="0.581cm" svg:x="13.586cm" svg:y="4.603cm">
          <draw:text-box>
            <text:p text:style-name="P22"><text:span text:style-name="T1">...</text:span></text:p>
          </draw:text-box>
        </draw:frame>
        <draw:frame draw:style-name="gr65" draw:text-style-name="P23" draw:layer="layout" svg:width="0.743cm" svg:height="0.581cm" svg:x="13.586cm" svg:y="4.24cm">
          <draw:text-box>
            <text:p text:style-name="P22"><text:span text:style-name="T1">...</text:span></text:p>
          </draw:text-box>
        </draw:frame>
        <draw:frame draw:style-name="gr65" draw:text-style-name="P23" draw:layer="layout" svg:width="0.743cm" svg:height="0.581cm" svg:x="13.586cm" svg:y="4.97cm">
          <draw:text-box>
            <text:p text:style-name="P22"><text:span text:style-name="T1">...</text:span></text:p>
          </draw:text-box>
        </draw:frame>
        <draw:line draw:style-name="gr4" draw:text-style-name="P1" draw:layer="layout" svg:x1="13.4cm" svg:y1="3.665cm" svg:x2="13.75cm" svg:y2="3.665cm">
          <text:p/>
        </draw:line>
        <draw:line draw:style-name="gr4" draw:text-style-name="P1" draw:layer="layout" svg:x1="13.4cm" svg:y1="3.665cm" svg:x2="13.758cm" svg:y2="3.352cm">
          <text:p/>
        </draw:line>
        <draw:line draw:style-name="gr4" draw:text-style-name="P1" draw:layer="layout" svg:x1="13.4cm" svg:y1="3.665cm" svg:x2="13.75cm" svg:y2="3.983cm">
          <text:p/>
        </draw:line>
        <draw:frame draw:style-name="gr65" draw:text-style-name="P23" draw:layer="layout" svg:width="0.743cm" svg:height="0.581cm" svg:x="13.586cm" svg:y="3.301cm">
          <draw:text-box>
            <text:p text:style-name="P22"><text:span text:style-name="T1">...</text:span></text:p>
          </draw:text-box>
        </draw:frame>
        <draw:frame draw:style-name="gr65" draw:text-style-name="P23" draw:layer="layout" svg:width="0.934cm" svg:height="0.581cm" svg:x="13.546cm" svg:y="3.006cm">
          <draw:text-box>
            <text:p text:style-name="P22"><text:span text:style-name="T1">121</text:span></text:p>
          </draw:text-box>
        </draw:frame>
        <draw:frame draw:style-name="gr65" draw:text-style-name="P23" draw:layer="layout" svg:width="0.743cm" svg:height="0.581cm" svg:x="13.586cm" svg:y="3.668cm">
          <draw:text-box>
            <text:p text:style-name="P22"><text:span text:style-name="T1">...</text:span></text:p>
          </draw:text-box>
        </draw:frame>
        <draw:line draw:style-name="gr4" draw:text-style-name="P1" draw:layer="layout" svg:x1="13.4cm" svg:y1="2.354cm" svg:x2="13.75cm" svg:y2="2.354cm">
          <text:p/>
        </draw:line>
        <draw:line draw:style-name="gr4" draw:text-style-name="P1" draw:layer="layout" svg:x1="13.4cm" svg:y1="2.354cm" svg:x2="13.758cm" svg:y2="2.041cm">
          <text:p/>
        </draw:line>
        <draw:line draw:style-name="gr4" draw:text-style-name="P1" draw:layer="layout" svg:x1="13.4cm" svg:y1="2.354cm" svg:x2="13.75cm" svg:y2="2.672cm">
          <text:p/>
        </draw:line>
        <draw:frame draw:style-name="gr65" draw:text-style-name="P23" draw:layer="layout" svg:width="0.934cm" svg:height="0.581cm" svg:x="13.542cm" svg:y="2.058cm">
          <draw:text-box>
            <text:p text:style-name="P22"><text:span text:style-name="T1">112</text:span></text:p>
          </draw:text-box>
        </draw:frame>
        <draw:frame draw:style-name="gr65" draw:text-style-name="P23" draw:layer="layout" svg:width="0.934cm" svg:height="0.581cm" svg:x="13.542cm" svg:y="1.695cm">
          <draw:text-box>
            <text:p text:style-name="P22"><text:span text:style-name="T1">111</text:span></text:p>
          </draw:text-box>
        </draw:frame>
        <draw:frame draw:style-name="gr65" draw:text-style-name="P23" draw:layer="layout" svg:width="0.934cm" svg:height="0.581cm" svg:x="13.542cm" svg:y="2.425cm">
          <draw:text-box>
            <text:p text:style-name="P22"><text:span text:style-name="T1">113</text:span></text:p>
          </draw:text-box>
        </draw:frame>
        <draw:line draw:style-name="gr4" draw:text-style-name="P1" draw:layer="layout" svg:x1="13.4cm" svg:y1="8.901cm" svg:x2="13.75cm" svg:y2="8.901cm">
          <text:p/>
        </draw:line>
        <draw:line draw:style-name="gr4" draw:text-style-name="P1" draw:layer="layout" svg:x1="13.4cm" svg:y1="8.901cm" svg:x2="13.758cm" svg:y2="8.588cm">
          <text:p/>
        </draw:line>
        <draw:line draw:style-name="gr4" draw:text-style-name="P1" draw:layer="layout" svg:x1="13.4cm" svg:y1="8.901cm" svg:x2="13.75cm" svg:y2="9.219cm">
          <text:p/>
        </draw:line>
        <draw:frame draw:style-name="gr65" draw:text-style-name="P23" draw:layer="layout" svg:width="0.743cm" svg:height="0.581cm" svg:x="13.586cm" svg:y="8.537cm">
          <draw:text-box>
            <text:p text:style-name="P22"><text:span text:style-name="T1">...</text:span></text:p>
          </draw:text-box>
        </draw:frame>
        <draw:frame draw:style-name="gr65" draw:text-style-name="P23" draw:layer="layout" svg:width="0.743cm" svg:height="0.581cm" svg:x="13.586cm" svg:y="8.174cm">
          <draw:text-box>
            <text:p text:style-name="P22"><text:span text:style-name="T1">...</text:span></text:p>
          </draw:text-box>
        </draw:frame>
        <draw:frame draw:style-name="gr65" draw:text-style-name="P23" draw:layer="layout" svg:width="0.743cm" svg:height="0.581cm" svg:x="13.586cm" svg:y="8.904cm">
          <draw:text-box>
            <text:p text:style-name="P22"><text:span text:style-name="T1">...</text:span></text:p>
          </draw:text-box>
        </draw:frame>
        <draw:line draw:style-name="gr4" draw:text-style-name="P1" draw:layer="layout" svg:x1="13.4cm" svg:y1="10.228cm" svg:x2="13.75cm" svg:y2="10.228cm">
          <text:p/>
        </draw:line>
        <draw:line draw:style-name="gr4" draw:text-style-name="P1" draw:layer="layout" svg:x1="13.4cm" svg:y1="10.228cm" svg:x2="13.758cm" svg:y2="9.915cm">
          <text:p/>
        </draw:line>
        <draw:line draw:style-name="gr4" draw:text-style-name="P1" draw:layer="layout" svg:x1="13.4cm" svg:y1="10.228cm" svg:x2="13.75cm" svg:y2="10.546cm">
          <text:p/>
        </draw:line>
        <draw:frame draw:style-name="gr65" draw:text-style-name="P23" draw:layer="layout" svg:width="0.743cm" svg:height="0.581cm" svg:x="13.586cm" svg:y="9.864cm">
          <draw:text-box>
            <text:p text:style-name="P22"><text:span text:style-name="T1">...</text:span></text:p>
          </draw:text-box>
        </draw:frame>
        <draw:frame draw:style-name="gr65" draw:text-style-name="P23" draw:layer="layout" svg:width="0.743cm" svg:height="0.581cm" svg:x="13.586cm" svg:y="9.501cm">
          <draw:text-box>
            <text:p text:style-name="P22"><text:span text:style-name="T1">...</text:span></text:p>
          </draw:text-box>
        </draw:frame>
        <draw:frame draw:style-name="gr65" draw:text-style-name="P23" draw:layer="layout" svg:width="0.743cm" svg:height="0.581cm" svg:x="13.586cm" svg:y="10.231cm">
          <draw:text-box>
            <text:p text:style-name="P22"><text:span text:style-name="T1">...</text:span></text:p>
          </draw:text-box>
        </draw:frame>
        <draw:line draw:style-name="gr4" draw:text-style-name="P1" draw:layer="layout" svg:x1="13.4cm" svg:y1="11.527cm" svg:x2="13.75cm" svg:y2="11.527cm">
          <text:p/>
        </draw:line>
        <draw:line draw:style-name="gr4" draw:text-style-name="P1" draw:layer="layout" svg:x1="13.4cm" svg:y1="11.527cm" svg:x2="13.758cm" svg:y2="11.214cm">
          <text:p/>
        </draw:line>
        <draw:line draw:style-name="gr4" draw:text-style-name="P1" draw:layer="layout" svg:x1="13.4cm" svg:y1="11.527cm" svg:x2="13.75cm" svg:y2="11.845cm">
          <text:p/>
        </draw:line>
        <draw:frame draw:style-name="gr65" draw:text-style-name="P23" draw:layer="layout" svg:width="0.743cm" svg:height="0.581cm" svg:x="13.586cm" svg:y="11.163cm">
          <draw:text-box>
            <text:p text:style-name="P22"><text:span text:style-name="T1">...</text:span></text:p>
          </draw:text-box>
        </draw:frame>
        <draw:frame draw:style-name="gr65" draw:text-style-name="P23" draw:layer="layout" svg:width="0.743cm" svg:height="0.581cm" svg:x="13.586cm" svg:y="10.8cm">
          <draw:text-box>
            <text:p text:style-name="P22"><text:span text:style-name="T1">...</text:span></text:p>
          </draw:text-box>
        </draw:frame>
        <draw:frame draw:style-name="gr65" draw:text-style-name="P23" draw:layer="layout" svg:width="0.743cm" svg:height="0.581cm" svg:x="13.586cm" svg:y="11.53cm">
          <draw:text-box>
            <text:p text:style-name="P22"><text:span text:style-name="T1">...</text:span></text:p>
          </draw:text-box>
        </draw:frame>
        <draw:line draw:style-name="gr4" draw:text-style-name="P1" draw:layer="layout" svg:x1="13.4cm" svg:y1="12.838cm" svg:x2="13.75cm" svg:y2="12.838cm">
          <text:p/>
        </draw:line>
        <draw:line draw:style-name="gr4" draw:text-style-name="P1" draw:layer="layout" svg:x1="13.4cm" svg:y1="12.838cm" svg:x2="13.758cm" svg:y2="12.525cm">
          <text:p/>
        </draw:line>
        <draw:line draw:style-name="gr4" draw:text-style-name="P1" draw:layer="layout" svg:x1="13.4cm" svg:y1="12.838cm" svg:x2="13.75cm" svg:y2="13.156cm">
          <text:p/>
        </draw:line>
        <draw:frame draw:style-name="gr65" draw:text-style-name="P23" draw:layer="layout" svg:width="0.743cm" svg:height="0.581cm" svg:x="13.586cm" svg:y="12.474cm">
          <draw:text-box>
            <text:p text:style-name="P22"><text:span text:style-name="T1">...</text:span></text:p>
          </draw:text-box>
        </draw:frame>
        <draw:frame draw:style-name="gr65" draw:text-style-name="P23" draw:layer="layout" svg:width="0.743cm" svg:height="0.581cm" svg:x="13.586cm" svg:y="12.111cm">
          <draw:text-box>
            <text:p text:style-name="P22"><text:span text:style-name="T1">...</text:span></text:p>
          </draw:text-box>
        </draw:frame>
        <draw:frame draw:style-name="gr65" draw:text-style-name="P23" draw:layer="layout" svg:width="0.743cm" svg:height="0.581cm" svg:x="13.586cm" svg:y="12.841cm">
          <draw:text-box>
            <text:p text:style-name="P22"><text:span text:style-name="T1">...</text:span></text:p>
          </draw:text-box>
        </draw:frame>
        <presentation:notes draw:style-name="dp2">
          <draw:page-thumbnail draw:style-name="gr19" draw:layer="layout" svg:width="19.798cm" svg:height="11.136cm" svg:x="0.6cm" svg:y="2.257cm" draw:page-number="6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thJax_Main" svg:font-family="MathJax_Main" style:font-pitch="variable"/>
    <style:font-face style:name="MathJax_Math" svg:font-family="MathJax_Math" style:font-pitch="variable"/>
    <style:font-face style:name="나눔고딕" svg:font-family="나눔고딕" style:font-family-generic="roman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나눔고딕" fo:font-size="24pt" fo:language="en" fo:country="US" style:font-name-asian="나눔고딕1" style:font-size-asian="24pt" style:language-asian="ko" style:country-asian="KR" style:font-name-complex="나눔고딕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18pt" fo:font-style="normal" fo:text-shadow="none" style:text-underline-style="none" fo:font-weight="normal" style:letter-kerning="true" style:font-name-asian="나눔고딕1" style:font-family-asian="나눔고딕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20pt" fo:font-style="normal" fo:text-shadow="none" style:text-underline-style="none" fo:font-weight="normal" style:letter-kerning="true" fo:background-color="transparent" style:font-name-asian="나눔고딕1" style:font-family-asian="나눔고딕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 style:shrink-to-fit="tru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32pt" fo:font-style="normal" fo:text-shadow="none" style:text-underline-style="none" fo:font-weight="normal" style:letter-kerning="true" fo:background-color="transparent" style:font-name-asian="나눔고딕1" style:font-family-asian="나눔고딕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32pt" fo:font-style="normal" fo:text-shadow="none" style:text-underline-style="none" fo:font-weight="normal" style:letter-kerning="true" fo:background-color="transparent" style:font-name-asian="나눔고딕1" style:font-family-asian="나눔고딕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44pt" fo:font-style="normal" fo:text-shadow="none" style:text-underline-style="none" fo:font-weight="normal" style:letter-kerning="true" fo:background-color="transparent" style:font-name-asian="나눔고딕1" style:font-family-asian="나눔고딕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0"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2-14T23:20:10.388893283</meta:creation-date>
    <dc:date>2024-02-15T20:31:29.775575027</dc:date>
    <meta:editing-duration>PT1H5M1S</meta:editing-duration>
    <meta:editing-cycles>10</meta:editing-cycles>
    <meta:generator>LibreOffice/6.0.7.3$Linux_X86_64 LibreOffice_project/00m0$Build-3</meta:generator>
    <meta:document-statistic meta:object-count="307"/>
  </office:meta>
</office:document-meta>
</file>